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898in"/>
    </style:style>
    <style:style style:name="co2" style:family="table-column">
      <style:table-column-properties fo:break-before="auto" style:column-width="0.3138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A_lp_wp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0.7" calcext:value-type="float">
            <text:p>0.7</text:p>
          </table:table-cell>
          <table:table-cell table:number-columns-repeated="3"/>
          <table:table-cell office:value-type="string" calcext:value-type="string">
            <text:p>speed</text:p>
          </table:table-cell>
          <table:table-cell office:value-type="string" calcext:value-type="string">
            <text:p>sleep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table:formula="of:=ABS((SQRT(SUMXMY2([.C2:.D2];[.C1:.D1]))/[.$H$2]))*[.$I$2]+[.A1]" office:value-type="float" office:value="0.594220000000006" calcext:value-type="float">
            <text:p>0.594220000000006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0.736666666666667" calcext:value-type="float">
            <text:p>0.736666666666667</text:p>
          </table:table-cell>
          <table:table-cell table:number-columns-repeated="3"/>
          <table:table-cell table:style-name="ce1" office:value-type="float" office:value="0.1" calcext:value-type="float">
            <text:p>0.1</text:p>
          </table:table-cell>
          <table:table-cell office:value-type="float" office:value="1.6206" calcext:value-type="float">
            <text:p>1.6206</text:p>
          </table:table-cell>
          <table:table-cell table:formula="of:=[.A114]-[.A1]" office:value-type="float" office:value="63.846766850272" calcext:value-type="float">
            <text:p>63.846766850272</text:p>
          </table:table-cell>
        </table:table-row>
        <table:table-row table:style-name="ro1">
          <table:table-cell table:formula="of:=ABS((SQRT(SUMXMY2([.C3:.D3];[.C2:.D2]))/[.$H$2]))*[.$I$2]+[.A2]" office:value-type="float" office:value="1.18844" calcext:value-type="float">
            <text:p>1.18844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0.773333333333333" calcext:value-type="float">
            <text:p>0.773333333333333</text:p>
          </table:table-cell>
          <table:table-cell table:number-columns-repeated="6"/>
        </table:table-row>
        <table:table-row table:style-name="ro1">
          <table:table-cell table:formula="of:=ABS((SQRT(SUMXMY2([.C4:.D4];[.C3:.D3]))/[.$H$2]))*[.$I$2]+[.A3]" office:value-type="float" office:value="1.78266" calcext:value-type="float">
            <text:p>1.78266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0.81" calcext:value-type="float">
            <text:p>0.81</text:p>
          </table:table-cell>
          <table:table-cell table:number-columns-repeated="6"/>
        </table:table-row>
        <table:table-row table:style-name="ro1">
          <table:table-cell table:formula="of:=ABS((SQRT(SUMXMY2([.C5:.D5];[.C4:.D4]))/[.$H$2]))*[.$I$2]+[.A4]" office:value-type="float" office:value="2.37688000000001" calcext:value-type="float">
            <text:p>2.37688000000001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0.846666666666667" calcext:value-type="float">
            <text:p>0.846666666666667</text:p>
          </table:table-cell>
          <table:table-cell table:number-columns-repeated="6"/>
        </table:table-row>
        <table:table-row table:style-name="ro1">
          <table:table-cell table:formula="of:=ABS((SQRT(SUMXMY2([.C6:.D6];[.C5:.D5]))/[.$H$2]))*[.$I$2]+[.A5]" office:value-type="float" office:value="2.97109999999999" calcext:value-type="float">
            <text:p>2.97109999999999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0.883333333333333" calcext:value-type="float">
            <text:p>0.883333333333333</text:p>
          </table:table-cell>
          <table:table-cell table:number-columns-repeated="6"/>
        </table:table-row>
        <table:table-row table:style-name="ro1">
          <table:table-cell table:formula="of:=ABS((SQRT(SUMXMY2([.C7:.D7];[.C6:.D6]))/[.$H$2]))*[.$I$2]+[.A6]" office:value-type="float" office:value="3.56532" calcext:value-type="float">
            <text:p>3.56532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0.92" calcext:value-type="float">
            <text:p>0.92</text:p>
          </table:table-cell>
          <table:table-cell table:number-columns-repeated="6"/>
        </table:table-row>
        <table:table-row table:style-name="ro1">
          <table:table-cell table:formula="of:=ABS((SQRT(SUMXMY2([.C8:.D8];[.C7:.D7]))/[.$H$2]))*[.$I$2]+[.A7]" office:value-type="float" office:value="4.15954000000001" calcext:value-type="float">
            <text:p>4.15954000000001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0.956666666666667" calcext:value-type="float">
            <text:p>0.956666666666667</text:p>
          </table:table-cell>
          <table:table-cell table:number-columns-repeated="6"/>
        </table:table-row>
        <table:table-row table:style-name="ro1">
          <table:table-cell table:formula="of:=ABS((SQRT(SUMXMY2([.C9:.D9];[.C8:.D8]))/[.$H$2]))*[.$I$2]+[.A8]" office:value-type="float" office:value="4.75375999999999" calcext:value-type="float">
            <text:p>4.75375999999999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0.993333333333333" calcext:value-type="float">
            <text:p>0.993333333333333</text:p>
          </table:table-cell>
          <table:table-cell table:number-columns-repeated="6"/>
        </table:table-row>
        <table:table-row table:style-name="ro1">
          <table:table-cell table:formula="of:=ABS((SQRT(SUMXMY2([.C10:.D10];[.C9:.D9]))/[.$H$2]))*[.$I$2]+[.A9]" office:value-type="float" office:value="5.34798" calcext:value-type="float">
            <text:p>5.34798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1.03" calcext:value-type="float">
            <text:p>1.03</text:p>
          </table:table-cell>
          <table:table-cell table:number-columns-repeated="6"/>
        </table:table-row>
        <table:table-row table:style-name="ro1">
          <table:table-cell table:formula="of:=ABS((SQRT(SUMXMY2([.C11:.D11];[.C10:.D10]))/[.$H$2]))*[.$I$2]+[.A10]" office:value-type="float" office:value="5.94220000000005" calcext:value-type="float">
            <text:p>5.94220000000005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1.06666666666667" calcext:value-type="float">
            <text:p>1.06666666666667</text:p>
          </table:table-cell>
          <table:table-cell table:number-columns-repeated="6"/>
        </table:table-row>
        <table:table-row table:style-name="ro1">
          <table:table-cell table:formula="of:=ABS((SQRT(SUMXMY2([.C12:.D12];[.C11:.D11]))/[.$H$2]))*[.$I$2]+[.A11]" office:value-type="float" office:value="6.53641999999995" calcext:value-type="float">
            <text:p>6.53641999999995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1.10333333333333" calcext:value-type="float">
            <text:p>1.10333333333333</text:p>
          </table:table-cell>
          <table:table-cell table:number-columns-repeated="6"/>
        </table:table-row>
        <table:table-row table:style-name="ro1">
          <table:table-cell table:formula="of:=ABS((SQRT(SUMXMY2([.C13:.D13];[.C12:.D12]))/[.$H$2]))*[.$I$2]+[.A12]" office:value-type="float" office:value="7.13064" calcext:value-type="float">
            <text:p>7.13064</text:p>
          </table:table-cell>
          <table:table-cell office:value-type="float" office:value="1.5" calcext:value-type="float">
            <text:p>1.5</text:p>
          </table:table-cell>
          <table:table-cell office:value-type="float" office:value="0.7" calcext:value-type="float">
            <text:p>0.7</text:p>
          </table:table-cell>
          <table:table-cell office:value-type="float" office:value="1.14" calcext:value-type="float">
            <text:p>1.14</text:p>
          </table:table-cell>
          <table:table-cell table:number-columns-repeated="6"/>
        </table:table-row>
        <table:table-row table:style-name="ro1">
          <table:table-cell table:formula="of:=ABS((SQRT(SUMXMY2([.C14:.D14];[.C13:.D13]))/[.$H$2]))*[.$I$2]+[.A13]" office:value-type="float" office:value="7.72746560567647" calcext:value-type="float">
            <text:p>7.72746560567647</text:p>
          </table:table-cell>
          <table:table-cell office:value-type="float" office:value="1.5" calcext:value-type="float">
            <text:p>1.5</text:p>
          </table:table-cell>
          <table:table-cell office:value-type="float" office:value="0.7034375" calcext:value-type="float">
            <text:p>0.7034375</text:p>
          </table:table-cell>
          <table:table-cell office:value-type="float" office:value="1.17666666666667" calcext:value-type="float">
            <text:p>1.17666666666667</text:p>
          </table:table-cell>
          <table:table-cell table:number-columns-repeated="6"/>
        </table:table-row>
        <table:table-row table:style-name="ro1">
          <table:table-cell table:formula="of:=ABS((SQRT(SUMXMY2([.C15:.D15];[.C14:.D14]))/[.$H$2]))*[.$I$2]+[.A14]" office:value-type="float" office:value="8.33997356188999" calcext:value-type="float">
            <text:p>8.33997356188999</text:p>
          </table:table-cell>
          <table:table-cell office:value-type="float" office:value="1.5" calcext:value-type="float">
            <text:p>1.5</text:p>
          </table:table-cell>
          <table:table-cell office:value-type="float" office:value="0.712604166666667" calcext:value-type="float">
            <text:p>0.712604166666667</text:p>
          </table:table-cell>
          <table:table-cell office:value-type="float" office:value="1.21333333333333" calcext:value-type="float">
            <text:p>1.21333333333333</text:p>
          </table:table-cell>
          <table:table-cell table:number-columns-repeated="6"/>
        </table:table-row>
        <table:table-row table:style-name="ro1">
          <table:table-cell table:formula="of:=ABS((SQRT(SUMXMY2([.C16:.D16];[.C15:.D15]))/[.$H$2]))*[.$I$2]+[.A15]" office:value-type="float" office:value="8.6642737543147" calcext:value-type="float">
            <text:p>8.6642737543147</text:p>
          </table:table-cell>
          <table:table-cell office:value-type="float" office:value="1.5" calcext:value-type="float">
            <text:p>1.5</text:p>
          </table:table-cell>
          <table:table-cell office:value-type="float" office:value="0.720625" calcext:value-type="float">
            <text:p>0.720625</text:p>
          </table:table-cell>
          <table:table-cell office:value-type="float" office:value="1.23166666666667" calcext:value-type="float">
            <text:p>1.23166666666667</text:p>
          </table:table-cell>
          <table:table-cell table:number-columns-repeated="6"/>
        </table:table-row>
        <table:table-row table:style-name="ro1">
          <table:table-cell table:formula="of:=ABS((SQRT(SUMXMY2([.C17:.D17];[.C16:.D16]))/[.$H$2]))*[.$I$2]+[.A16]" office:value-type="float" office:value="9.00516216541005" calcext:value-type="float">
            <text:p>9.00516216541005</text:p>
          </table:table-cell>
          <table:table-cell office:value-type="float" office:value="1.5" calcext:value-type="float">
            <text:p>1.5</text:p>
          </table:table-cell>
          <table:table-cell office:value-type="float" office:value="0.7309375" calcext:value-type="float">
            <text:p>0.7309375</text:p>
          </table:table-cell>
          <table:table-cell office:value-type="float" office:value="1.25" calcext:value-type="float">
            <text:p>1.25</text:p>
          </table:table-cell>
          <table:table-cell table:number-columns-repeated="6"/>
        </table:table-row>
        <table:table-row table:style-name="ro1">
          <table:table-cell table:formula="of:=ABS((SQRT(SUMXMY2([.C18:.D18];[.C17:.D17]))/[.$H$2]))*[.$I$2]+[.A17]" office:value-type="float" office:value="9.36571420927436" calcext:value-type="float">
            <text:p>9.36571420927436</text:p>
          </table:table-cell>
          <table:table-cell office:value-type="float" office:value="1.5" calcext:value-type="float">
            <text:p>1.5</text:p>
          </table:table-cell>
          <table:table-cell office:value-type="float" office:value="0.743541666666667" calcext:value-type="float">
            <text:p>0.743541666666667</text:p>
          </table:table-cell>
          <table:table-cell office:value-type="float" office:value="1.26833333333333" calcext:value-type="float">
            <text:p>1.26833333333333</text:p>
          </table:table-cell>
          <table:table-cell table:number-columns-repeated="6"/>
        </table:table-row>
        <table:table-row table:style-name="ro1">
          <table:table-cell table:formula="of:=ABS((SQRT(SUMXMY2([.C19:.D19];[.C18:.D18]))/[.$H$2]))*[.$I$2]+[.A18]" office:value-type="float" office:value="9.77297239749831" calcext:value-type="float">
            <text:p>9.77297239749831</text:p>
          </table:table-cell>
          <table:table-cell office:value-type="float" office:value="1.5" calcext:value-type="float">
            <text:p>1.5</text:p>
          </table:table-cell>
          <table:table-cell office:value-type="float" office:value="0.760729166666667" calcext:value-type="float">
            <text:p>0.760729166666667</text:p>
          </table:table-cell>
          <table:table-cell office:value-type="float" office:value="1.28666666666667" calcext:value-type="float">
            <text:p>1.28666666666667</text:p>
          </table:table-cell>
          <table:table-cell table:number-columns-repeated="6"/>
        </table:table-row>
        <table:table-row table:style-name="ro1">
          <table:table-cell table:formula="of:=ABS((SQRT(SUMXMY2([.C20:.D20];[.C19:.D19]))/[.$H$2]))*[.$I$2]+[.A19]" office:value-type="float" office:value="10.1677627253009" calcext:value-type="float">
            <text:p>10.1677627253009</text:p>
          </table:table-cell>
          <table:table-cell office:value-type="float" office:value="1.5" calcext:value-type="float">
            <text:p>1.5</text:p>
          </table:table-cell>
          <table:table-cell office:value-type="float" office:value="0.7790625" calcext:value-type="float">
            <text:p>0.7790625</text:p>
          </table:table-cell>
          <table:table-cell office:value-type="float" office:value="1.30270833333333" calcext:value-type="float">
            <text:p>1.30270833333333</text:p>
          </table:table-cell>
          <table:table-cell table:number-columns-repeated="6"/>
        </table:table-row>
        <table:table-row table:style-name="ro1">
          <table:table-cell table:formula="of:=ABS((SQRT(SUMXMY2([.C21:.D21];[.C20:.D20]))/[.$H$2]))*[.$I$2]+[.A20]" office:value-type="float" office:value="10.5283147691653" calcext:value-type="float">
            <text:p>10.5283147691653</text:p>
          </table:table-cell>
          <table:table-cell office:value-type="float" office:value="1.5" calcext:value-type="float">
            <text:p>1.5</text:p>
          </table:table-cell>
          <table:table-cell office:value-type="float" office:value="0.797395833333333" calcext:value-type="float">
            <text:p>0.797395833333333</text:p>
          </table:table-cell>
          <table:table-cell office:value-type="float" office:value="1.3153125" calcext:value-type="float">
            <text:p>1.3153125</text:p>
          </table:table-cell>
          <table:table-cell table:number-columns-repeated="6"/>
        </table:table-row>
        <table:table-row table:style-name="ro1">
          <table:table-cell table:formula="of:=ABS((SQRT(SUMXMY2([.C22:.D22];[.C21:.D21]))/[.$H$2]))*[.$I$2]+[.A21]" office:value-type="float" office:value="10.8604938475628" calcext:value-type="float">
            <text:p>10.8604938475628</text:p>
          </table:table-cell>
          <table:table-cell office:value-type="float" office:value="1.5" calcext:value-type="float">
            <text:p>1.5</text:p>
          </table:table-cell>
          <table:table-cell office:value-type="float" office:value="0.815729166666667" calcext:value-type="float">
            <text:p>0.815729166666667</text:p>
          </table:table-cell>
          <table:table-cell office:value-type="float" office:value="1.32447916666667" calcext:value-type="float">
            <text:p>1.32447916666667</text:p>
          </table:table-cell>
          <table:table-cell table:number-columns-repeated="6"/>
        </table:table-row>
        <table:table-row table:style-name="ro1">
          <table:table-cell table:formula="of:=ABS((SQRT(SUMXMY2([.C23:.D23];[.C22:.D22]))/[.$H$2]))*[.$I$2]+[.A22]" office:value-type="float" office:value="11.1847940399874" calcext:value-type="float">
            <text:p>11.1847940399874</text:p>
          </table:table-cell>
          <table:table-cell office:value-type="float" office:value="1.5" calcext:value-type="float">
            <text:p>1.5</text:p>
          </table:table-cell>
          <table:table-cell office:value-type="float" office:value="0.8340625" calcext:value-type="float">
            <text:p>0.8340625</text:p>
          </table:table-cell>
          <table:table-cell office:value-type="float" office:value="1.3325" calcext:value-type="float">
            <text:p>1.3325</text:p>
          </table:table-cell>
          <table:table-cell table:number-columns-repeated="6"/>
        </table:table-row>
        <table:table-row table:style-name="ro1">
          <table:table-cell table:formula="of:=ABS((SQRT(SUMXMY2([.C24:.D24];[.C23:.D23]))/[.$H$2]))*[.$I$2]+[.A23]" office:value-type="float" office:value="11.7973019962011" calcext:value-type="float">
            <text:p>11.7973019962011</text:p>
          </table:table-cell>
          <table:table-cell office:value-type="float" office:value="1.5" calcext:value-type="float">
            <text:p>1.5</text:p>
          </table:table-cell>
          <table:table-cell office:value-type="float" office:value="0.870729166666667" calcext:value-type="float">
            <text:p>0.870729166666667</text:p>
          </table:table-cell>
          <table:table-cell office:value-type="float" office:value="1.34166666666667" calcext:value-type="float">
            <text:p>1.34166666666667</text:p>
          </table:table-cell>
          <table:table-cell table:number-columns-repeated="6"/>
        </table:table-row>
        <table:table-row table:style-name="ro1">
          <table:table-cell table:formula="of:=ABS((SQRT(SUMXMY2([.C25:.D25];[.C24:.D24]))/[.$H$2]))*[.$I$2]+[.A24]" office:value-type="float" office:value="12.3918120718835" calcext:value-type="float">
            <text:p>12.3918120718835</text:p>
          </table:table-cell>
          <table:table-cell office:value-type="float" office:value="1.5" calcext:value-type="float">
            <text:p>1.5</text:p>
          </table:table-cell>
          <table:table-cell office:value-type="float" office:value="0.907395833333333" calcext:value-type="float">
            <text:p>0.907395833333333</text:p>
          </table:table-cell>
          <table:table-cell office:value-type="float" office:value="1.3428125" calcext:value-type="float">
            <text:p>1.3428125</text:p>
          </table:table-cell>
          <table:table-cell table:number-columns-repeated="6"/>
        </table:table-row>
        <table:table-row table:style-name="ro1">
          <table:table-cell table:formula="of:=ABS((SQRT(SUMXMY2([.C26:.D26];[.C25:.D25]))/[.$H$2]))*[.$I$2]+[.A25]" office:value-type="float" office:value="12.9860320718835" calcext:value-type="float">
            <text:p>12.9860320718835</text:p>
          </table:table-cell>
          <table:table-cell office:value-type="float" office:value="1.5" calcext:value-type="float">
            <text:p>1.5</text:p>
          </table:table-cell>
          <table:table-cell office:value-type="float" office:value="0.9440625" calcext:value-type="float">
            <text:p>0.9440625</text:p>
          </table:table-cell>
          <table:table-cell office:value-type="float" office:value="1.3428125" calcext:value-type="float">
            <text:p>1.3428125</text:p>
          </table:table-cell>
          <table:table-cell table:number-columns-repeated="6"/>
        </table:table-row>
        <table:table-row table:style-name="ro1">
          <table:table-cell table:formula="of:=ABS((SQRT(SUMXMY2([.C27:.D27];[.C26:.D26]))/[.$H$2]))*[.$I$2]+[.A26]" office:value-type="float" office:value="13.5828576775599" calcext:value-type="float">
            <text:p>13.5828576775599</text:p>
          </table:table-cell>
          <table:table-cell office:value-type="float" office:value="1.5" calcext:value-type="float">
            <text:p>1.5</text:p>
          </table:table-cell>
          <table:table-cell office:value-type="float" office:value="0.980729166666667" calcext:value-type="float">
            <text:p>0.980729166666667</text:p>
          </table:table-cell>
          <table:table-cell office:value-type="float" office:value="1.339375" calcext:value-type="float">
            <text:p>1.339375</text:p>
          </table:table-cell>
          <table:table-cell table:number-columns-repeated="6"/>
        </table:table-row>
        <table:table-row table:style-name="ro1">
          <table:table-cell table:formula="of:=ABS((SQRT(SUMXMY2([.C28:.D28];[.C27:.D27]))/[.$H$2]))*[.$I$2]+[.A27]" office:value-type="float" office:value="14.2054165721144" calcext:value-type="float">
            <text:p>14.2054165721144</text:p>
          </table:table-cell>
          <table:table-cell office:value-type="float" office:value="1.5" calcext:value-type="float">
            <text:p>1.5</text:p>
          </table:table-cell>
          <table:table-cell office:value-type="float" office:value="1.01739583333333" calcext:value-type="float">
            <text:p>1.01739583333333</text:p>
          </table:table-cell>
          <table:table-cell office:value-type="float" office:value="1.32791666666667" calcext:value-type="float">
            <text:p>1.32791666666667</text:p>
          </table:table-cell>
          <table:table-cell table:number-columns-repeated="6"/>
        </table:table-row>
        <table:table-row table:style-name="ro1">
          <table:table-cell table:formula="of:=ABS((SQRT(SUMXMY2([.C29:.D29];[.C28:.D28]))/[.$H$2]))*[.$I$2]+[.A28]" office:value-type="float" office:value="14.5297167645392" calcext:value-type="float">
            <text:p>14.5297167645392</text:p>
          </table:table-cell>
          <table:table-cell office:value-type="float" office:value="1.5" calcext:value-type="float">
            <text:p>1.5</text:p>
          </table:table-cell>
          <table:table-cell office:value-type="float" office:value="1.03572916666667" calcext:value-type="float">
            <text:p>1.03572916666667</text:p>
          </table:table-cell>
          <table:table-cell office:value-type="float" office:value="1.31989583333333" calcext:value-type="float">
            <text:p>1.31989583333333</text:p>
          </table:table-cell>
          <table:table-cell table:number-columns-repeated="6"/>
        </table:table-row>
        <table:table-row table:style-name="ro1">
          <table:table-cell table:formula="of:=ABS((SQRT(SUMXMY2([.C30:.D30];[.C29:.D29]))/[.$H$2]))*[.$I$2]+[.A29]" office:value-type="float" office:value="14.8800830313073" calcext:value-type="float">
            <text:p>14.8800830313073</text:p>
          </table:table-cell>
          <table:table-cell office:value-type="float" office:value="1.5" calcext:value-type="float">
            <text:p>1.5</text:p>
          </table:table-cell>
          <table:table-cell office:value-type="float" office:value="1.0540625" calcext:value-type="float">
            <text:p>1.0540625</text:p>
          </table:table-cell>
          <table:table-cell office:value-type="float" office:value="1.3084375" calcext:value-type="float">
            <text:p>1.3084375</text:p>
          </table:table-cell>
          <table:table-cell table:number-columns-repeated="6"/>
        </table:table-row>
        <table:table-row table:style-name="ro1">
          <table:table-cell table:formula="of:=ABS((SQRT(SUMXMY2([.C31:.D31];[.C30:.D30]))/[.$H$2]))*[.$I$2]+[.A30]" office:value-type="float" office:value="15.2514705313072" calcext:value-type="float">
            <text:p>15.2514705313072</text:p>
          </table:table-cell>
          <table:table-cell office:value-type="float" office:value="1.5" calcext:value-type="float">
            <text:p>1.5</text:p>
          </table:table-cell>
          <table:table-cell office:value-type="float" office:value="1.07239583333333" calcext:value-type="float">
            <text:p>1.07239583333333</text:p>
          </table:table-cell>
          <table:table-cell office:value-type="float" office:value="1.2946875" calcext:value-type="float">
            <text:p>1.2946875</text:p>
          </table:table-cell>
          <table:table-cell table:number-columns-repeated="6"/>
        </table:table-row>
        <table:table-row table:style-name="ro1">
          <table:table-cell table:formula="of:=ABS((SQRT(SUMXMY2([.C32:.D32];[.C31:.D31]))/[.$H$2]))*[.$I$2]+[.A31]" office:value-type="float" office:value="15.6716475228239" calcext:value-type="float">
            <text:p>15.6716475228239</text:p>
          </table:table-cell>
          <table:table-cell office:value-type="float" office:value="1.5" calcext:value-type="float">
            <text:p>1.5</text:p>
          </table:table-cell>
          <table:table-cell office:value-type="float" office:value="1.09072916666667" calcext:value-type="float">
            <text:p>1.09072916666667</text:p>
          </table:table-cell>
          <table:table-cell office:value-type="float" office:value="1.27635416666667" calcext:value-type="float">
            <text:p>1.27635416666667</text:p>
          </table:table-cell>
          <table:table-cell table:number-columns-repeated="6"/>
        </table:table-row>
        <table:table-row table:style-name="ro1">
          <table:table-cell table:formula="of:=ABS((SQRT(SUMXMY2([.C33:.D33];[.C32:.D32]))/[.$H$2]))*[.$I$2]+[.A32]" office:value-type="float" office:value="16.043035022824" calcext:value-type="float">
            <text:p>16.043035022824</text:p>
          </table:table-cell>
          <table:table-cell office:value-type="float" office:value="1.5" calcext:value-type="float">
            <text:p>1.5</text:p>
          </table:table-cell>
          <table:table-cell office:value-type="float" office:value="1.10447916666667" calcext:value-type="float">
            <text:p>1.10447916666667</text:p>
          </table:table-cell>
          <table:table-cell office:value-type="float" office:value="1.25802083333333" calcext:value-type="float">
            <text:p>1.25802083333333</text:p>
          </table:table-cell>
          <table:table-cell table:number-columns-repeated="6"/>
        </table:table-row>
        <table:table-row table:style-name="ro1">
          <table:table-cell table:formula="of:=ABS((SQRT(SUMXMY2([.C34:.D34];[.C33:.D33]))/[.$H$2]))*[.$I$2]+[.A33]" office:value-type="float" office:value="16.3934012895921" calcext:value-type="float">
            <text:p>16.3934012895921</text:p>
          </table:table-cell>
          <table:table-cell office:value-type="float" office:value="1.5" calcext:value-type="float">
            <text:p>1.5</text:p>
          </table:table-cell>
          <table:table-cell office:value-type="float" office:value="1.1159375" calcext:value-type="float">
            <text:p>1.1159375</text:p>
          </table:table-cell>
          <table:table-cell office:value-type="float" office:value="1.2396875" calcext:value-type="float">
            <text:p>1.2396875</text:p>
          </table:table-cell>
          <table:table-cell table:number-columns-repeated="6"/>
        </table:table-row>
        <table:table-row table:style-name="ro1">
          <table:table-cell table:formula="of:=ABS((SQRT(SUMXMY2([.C35:.D35];[.C34:.D34]))/[.$H$2]))*[.$I$2]+[.A34]" office:value-type="float" office:value="16.7255803679896" calcext:value-type="float">
            <text:p>16.7255803679896</text:p>
          </table:table-cell>
          <table:table-cell office:value-type="float" office:value="1.5" calcext:value-type="float">
            <text:p>1.5</text:p>
          </table:table-cell>
          <table:table-cell office:value-type="float" office:value="1.12510416666667" calcext:value-type="float">
            <text:p>1.12510416666667</text:p>
          </table:table-cell>
          <table:table-cell office:value-type="float" office:value="1.22135416666667" calcext:value-type="float">
            <text:p>1.22135416666667</text:p>
          </table:table-cell>
          <table:table-cell table:number-columns-repeated="6"/>
        </table:table-row>
        <table:table-row table:style-name="ro1">
          <table:table-cell table:formula="of:=ABS((SQRT(SUMXMY2([.C36:.D36];[.C35:.D35]))/[.$H$2]))*[.$I$2]+[.A35]" office:value-type="float" office:value="17.3481392625442" calcext:value-type="float">
            <text:p>17.3481392625442</text:p>
          </table:table-cell>
          <table:table-cell office:value-type="float" office:value="1.5" calcext:value-type="float">
            <text:p>1.5</text:p>
          </table:table-cell>
          <table:table-cell office:value-type="float" office:value="1.1365625" calcext:value-type="float">
            <text:p>1.1365625</text:p>
          </table:table-cell>
          <table:table-cell office:value-type="float" office:value="1.1846875" calcext:value-type="float">
            <text:p>1.1846875</text:p>
          </table:table-cell>
          <table:table-cell table:number-columns-repeated="6"/>
        </table:table-row>
        <table:table-row table:style-name="ro1">
          <table:table-cell table:formula="of:=ABS((SQRT(SUMXMY2([.C37:.D37];[.C36:.D36]))/[.$H$2]))*[.$I$2]+[.A36]" office:value-type="float" office:value="17.9469836124435" calcext:value-type="float">
            <text:p>17.9469836124435</text:p>
          </table:table-cell>
          <table:table-cell office:value-type="float" office:value="1.5" calcext:value-type="float">
            <text:p>1.5</text:p>
          </table:table-cell>
          <table:table-cell office:value-type="float" office:value="1.14114583333333" calcext:value-type="float">
            <text:p>1.14114583333333</text:p>
          </table:table-cell>
          <table:table-cell office:value-type="float" office:value="1.14802083333333" calcext:value-type="float">
            <text:p>1.14802083333333</text:p>
          </table:table-cell>
          <table:table-cell table:number-columns-repeated="6"/>
        </table:table-row>
        <table:table-row table:style-name="ro1">
          <table:table-cell table:formula="of:=ABS((SQRT(SUMXMY2([.C38:.D38];[.C37:.D37]))/[.$H$2]))*[.$I$2]+[.A37]" office:value-type="float" office:value="18.5412036124434" calcext:value-type="float">
            <text:p>18.5412036124434</text:p>
          </table:table-cell>
          <table:table-cell office:value-type="float" office:value="1.5" calcext:value-type="float">
            <text:p>1.5</text:p>
          </table:table-cell>
          <table:table-cell office:value-type="float" office:value="1.14114583333333" calcext:value-type="float">
            <text:p>1.14114583333333</text:p>
          </table:table-cell>
          <table:table-cell office:value-type="float" office:value="1.11135416666667" calcext:value-type="float">
            <text:p>1.11135416666667</text:p>
          </table:table-cell>
          <table:table-cell table:number-columns-repeated="6"/>
        </table:table-row>
        <table:table-row table:style-name="ro1">
          <table:table-cell table:formula="of:=ABS((SQRT(SUMXMY2([.C39:.D39];[.C38:.D38]))/[.$H$2]))*[.$I$2]+[.A38]" office:value-type="float" office:value="19.1354236124435" calcext:value-type="float">
            <text:p>19.1354236124435</text:p>
          </table:table-cell>
          <table:table-cell office:value-type="float" office:value="1.5" calcext:value-type="float">
            <text:p>1.5</text:p>
          </table:table-cell>
          <table:table-cell office:value-type="float" office:value="1.14114583333333" calcext:value-type="float">
            <text:p>1.14114583333333</text:p>
          </table:table-cell>
          <table:table-cell office:value-type="float" office:value="1.0746875" calcext:value-type="float">
            <text:p>1.0746875</text:p>
          </table:table-cell>
          <table:table-cell table:number-columns-repeated="6"/>
        </table:table-row>
        <table:table-row table:style-name="ro1">
          <table:table-cell table:formula="of:=ABS((SQRT(SUMXMY2([.C40:.D40];[.C39:.D39]))/[.$H$2]))*[.$I$2]+[.A39]" office:value-type="float" office:value="19.7296436124435" calcext:value-type="float">
            <text:p>19.7296436124435</text:p>
          </table:table-cell>
          <table:table-cell office:value-type="float" office:value="1.5" calcext:value-type="float">
            <text:p>1.5</text:p>
          </table:table-cell>
          <table:table-cell office:value-type="float" office:value="1.14114583333333" calcext:value-type="float">
            <text:p>1.14114583333333</text:p>
          </table:table-cell>
          <table:table-cell office:value-type="float" office:value="1.03802083333333" calcext:value-type="float">
            <text:p>1.03802083333333</text:p>
          </table:table-cell>
          <table:table-cell table:number-columns-repeated="6"/>
        </table:table-row>
        <table:table-row table:style-name="ro1">
          <table:table-cell table:formula="of:=ABS((SQRT(SUMXMY2([.C41:.D41];[.C40:.D40]))/[.$H$2]))*[.$I$2]+[.A40]" office:value-type="float" office:value="20.3238636124434" calcext:value-type="float">
            <text:p>20.3238636124434</text:p>
          </table:table-cell>
          <table:table-cell office:value-type="float" office:value="1.5" calcext:value-type="float">
            <text:p>1.5</text:p>
          </table:table-cell>
          <table:table-cell office:value-type="float" office:value="1.14114583333333" calcext:value-type="float">
            <text:p>1.14114583333333</text:p>
          </table:table-cell>
          <table:table-cell office:value-type="float" office:value="1.00135416666667" calcext:value-type="float">
            <text:p>1.00135416666667</text:p>
          </table:table-cell>
          <table:table-cell table:number-columns-repeated="6"/>
        </table:table-row>
        <table:table-row table:style-name="ro1">
          <table:table-cell table:formula="of:=ABS((SQRT(SUMXMY2([.C42:.D42];[.C41:.D41]))/[.$H$2]))*[.$I$2]+[.A41]" office:value-type="float" office:value="20.9180836124435" calcext:value-type="float">
            <text:p>20.9180836124435</text:p>
          </table:table-cell>
          <table:table-cell office:value-type="float" office:value="1.5" calcext:value-type="float">
            <text:p>1.5</text:p>
          </table:table-cell>
          <table:table-cell office:value-type="float" office:value="1.14114583333333" calcext:value-type="float">
            <text:p>1.14114583333333</text:p>
          </table:table-cell>
          <table:table-cell office:value-type="float" office:value="0.9646875" calcext:value-type="float">
            <text:p>0.9646875</text:p>
          </table:table-cell>
          <table:table-cell table:number-columns-repeated="6"/>
        </table:table-row>
        <table:table-row table:style-name="ro1">
          <table:table-cell table:formula="of:=ABS((SQRT(SUMXMY2([.C43:.D43];[.C42:.D42]))/[.$H$2]))*[.$I$2]+[.A42]" office:value-type="float" office:value="21.5123036124435" calcext:value-type="float">
            <text:p>21.5123036124435</text:p>
          </table:table-cell>
          <table:table-cell office:value-type="float" office:value="1.5" calcext:value-type="float">
            <text:p>1.5</text:p>
          </table:table-cell>
          <table:table-cell office:value-type="float" office:value="1.14114583333333" calcext:value-type="float">
            <text:p>1.14114583333333</text:p>
          </table:table-cell>
          <table:table-cell office:value-type="float" office:value="0.928020833333333" calcext:value-type="float">
            <text:p>0.928020833333333</text:p>
          </table:table-cell>
          <table:table-cell table:number-columns-repeated="6"/>
        </table:table-row>
        <table:table-row table:style-name="ro1">
          <table:table-cell table:formula="of:=ABS((SQRT(SUMXMY2([.C44:.D44];[.C43:.D43]))/[.$H$2]))*[.$I$2]+[.A43]" office:value-type="float" office:value="22.1065236124435" calcext:value-type="float">
            <text:p>22.1065236124435</text:p>
          </table:table-cell>
          <table:table-cell office:value-type="float" office:value="1.5" calcext:value-type="float">
            <text:p>1.5</text:p>
          </table:table-cell>
          <table:table-cell office:value-type="float" office:value="1.14114583333333" calcext:value-type="float">
            <text:p>1.14114583333333</text:p>
          </table:table-cell>
          <table:table-cell office:value-type="float" office:value="0.891354166666667" calcext:value-type="float">
            <text:p>0.891354166666667</text:p>
          </table:table-cell>
          <table:table-cell table:number-columns-repeated="6"/>
        </table:table-row>
        <table:table-row table:style-name="ro1">
          <table:table-cell table:formula="of:=ABS((SQRT(SUMXMY2([.C45:.D45];[.C44:.D44]))/[.$H$2]))*[.$I$2]+[.A44]" office:value-type="float" office:value="22.7007436124435" calcext:value-type="float">
            <text:p>22.7007436124435</text:p>
          </table:table-cell>
          <table:table-cell office:value-type="float" office:value="1.5" calcext:value-type="float">
            <text:p>1.5</text:p>
          </table:table-cell>
          <table:table-cell office:value-type="float" office:value="1.14114583333333" calcext:value-type="float">
            <text:p>1.14114583333333</text:p>
          </table:table-cell>
          <table:table-cell office:value-type="float" office:value="0.8546875" calcext:value-type="float">
            <text:p>0.8546875</text:p>
          </table:table-cell>
          <table:table-cell table:number-columns-repeated="6"/>
        </table:table-row>
        <table:table-row table:style-name="ro1">
          <table:table-cell table:formula="of:=ABS((SQRT(SUMXMY2([.C46:.D46];[.C45:.D45]))/[.$H$2]))*[.$I$2]+[.A45]" office:value-type="float" office:value="23.2949636124435" calcext:value-type="float">
            <text:p>23.2949636124435</text:p>
          </table:table-cell>
          <table:table-cell office:value-type="float" office:value="1.5" calcext:value-type="float">
            <text:p>1.5</text:p>
          </table:table-cell>
          <table:table-cell office:value-type="float" office:value="1.14114583333333" calcext:value-type="float">
            <text:p>1.14114583333333</text:p>
          </table:table-cell>
          <table:table-cell office:value-type="float" office:value="0.818020833333333" calcext:value-type="float">
            <text:p>0.818020833333333</text:p>
          </table:table-cell>
          <table:table-cell table:number-columns-repeated="6"/>
        </table:table-row>
        <table:table-row table:style-name="ro1">
          <table:table-cell table:formula="of:=ABS((SQRT(SUMXMY2([.C47:.D47];[.C46:.D46]))/[.$H$2]))*[.$I$2]+[.A46]" office:value-type="float" office:value="23.8891836124434" calcext:value-type="float">
            <text:p>23.8891836124434</text:p>
          </table:table-cell>
          <table:table-cell office:value-type="float" office:value="1.5" calcext:value-type="float">
            <text:p>1.5</text:p>
          </table:table-cell>
          <table:table-cell office:value-type="float" office:value="1.14114583333333" calcext:value-type="float">
            <text:p>1.14114583333333</text:p>
          </table:table-cell>
          <table:table-cell office:value-type="float" office:value="0.781354166666667" calcext:value-type="float">
            <text:p>0.781354166666667</text:p>
          </table:table-cell>
          <table:table-cell table:number-columns-repeated="6"/>
        </table:table-row>
        <table:table-row table:style-name="ro1">
          <table:table-cell table:formula="of:=ABS((SQRT(SUMXMY2([.C48:.D48];[.C47:.D47]))/[.$H$2]))*[.$I$2]+[.A47]" office:value-type="float" office:value="24.4834036124435" calcext:value-type="float">
            <text:p>24.4834036124435</text:p>
          </table:table-cell>
          <table:table-cell office:value-type="float" office:value="1.5" calcext:value-type="float">
            <text:p>1.5</text:p>
          </table:table-cell>
          <table:table-cell office:value-type="float" office:value="1.14114583333333" calcext:value-type="float">
            <text:p>1.14114583333333</text:p>
          </table:table-cell>
          <table:table-cell office:value-type="float" office:value="0.7446875" calcext:value-type="float">
            <text:p>0.7446875</text:p>
          </table:table-cell>
          <table:table-cell table:number-columns-repeated="6"/>
        </table:table-row>
        <table:table-row table:style-name="ro1">
          <table:table-cell table:formula="of:=ABS((SQRT(SUMXMY2([.C49:.D49];[.C48:.D48]))/[.$H$2]))*[.$I$2]+[.A48]" office:value-type="float" office:value="25.0776236124435" calcext:value-type="float">
            <text:p>25.0776236124435</text:p>
          </table:table-cell>
          <table:table-cell office:value-type="float" office:value="1.5" calcext:value-type="float">
            <text:p>1.5</text:p>
          </table:table-cell>
          <table:table-cell office:value-type="float" office:value="1.14114583333333" calcext:value-type="float">
            <text:p>1.14114583333333</text:p>
          </table:table-cell>
          <table:table-cell office:value-type="float" office:value="0.708020833333333" calcext:value-type="float">
            <text:p>0.708020833333333</text:p>
          </table:table-cell>
          <table:table-cell table:number-columns-repeated="6"/>
        </table:table-row>
        <table:table-row table:style-name="ro1">
          <table:table-cell table:formula="of:=ABS((SQRT(SUMXMY2([.C50:.D50];[.C49:.D49]))/[.$H$2]))*[.$I$2]+[.A49]" office:value-type="float" office:value="25.5597126266703" calcext:value-type="float">
            <text:p>25.5597126266703</text:p>
          </table:table-cell>
          <table:table-cell office:value-type="float" office:value="1.5" calcext:value-type="float">
            <text:p>1.5</text:p>
          </table:table-cell>
          <table:table-cell office:value-type="float" office:value="1.1125" calcext:value-type="float">
            <text:p>1.1125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table:formula="of:=ABS((SQRT(SUMXMY2([.C51:.D51];[.C50:.D50]))/[.$H$2]))*[.$I$2]+[.A50]" office:value-type="float" office:value="26.0849338660661" calcext:value-type="float">
            <text:p>26.0849338660661</text:p>
          </table:table-cell>
          <table:table-cell office:value-type="float" office:value="1.5" calcext:value-type="float">
            <text:p>1.5</text:p>
          </table:table-cell>
          <table:table-cell office:value-type="float" office:value="1.10791666666667" calcext:value-type="float">
            <text:p>1.10791666666667</text:p>
          </table:table-cell>
          <table:table-cell office:value-type="float" office:value="0.732083333333333" calcext:value-type="float">
            <text:p>0.732083333333333</text:p>
          </table:table-cell>
          <table:table-cell table:number-columns-repeated="6"/>
        </table:table-row>
        <table:table-row table:style-name="ro1">
          <table:table-cell table:formula="of:=ABS((SQRT(SUMXMY2([.C52:.D52];[.C51:.D51]))/[.$H$2]))*[.$I$2]+[.A51]" office:value-type="float" office:value="26.6791538660662" calcext:value-type="float">
            <text:p>26.6791538660662</text:p>
          </table:table-cell>
          <table:table-cell office:value-type="float" office:value="1.5" calcext:value-type="float">
            <text:p>1.5</text:p>
          </table:table-cell>
          <table:table-cell office:value-type="float" office:value="1.10791666666667" calcext:value-type="float">
            <text:p>1.10791666666667</text:p>
          </table:table-cell>
          <table:table-cell office:value-type="float" office:value="0.76875" calcext:value-type="float">
            <text:p>0.76875</text:p>
          </table:table-cell>
          <table:table-cell table:number-columns-repeated="6"/>
        </table:table-row>
        <table:table-row table:style-name="ro1">
          <table:table-cell table:formula="of:=ABS((SQRT(SUMXMY2([.C53:.D53];[.C52:.D52]))/[.$H$2]))*[.$I$2]+[.A52]" office:value-type="float" office:value="27.2733738660662" calcext:value-type="float">
            <text:p>27.2733738660662</text:p>
          </table:table-cell>
          <table:table-cell office:value-type="float" office:value="1.5" calcext:value-type="float">
            <text:p>1.5</text:p>
          </table:table-cell>
          <table:table-cell office:value-type="float" office:value="1.10791666666667" calcext:value-type="float">
            <text:p>1.10791666666667</text:p>
          </table:table-cell>
          <table:table-cell office:value-type="float" office:value="0.805416666666667" calcext:value-type="float">
            <text:p>0.805416666666667</text:p>
          </table:table-cell>
          <table:table-cell table:number-columns-repeated="6"/>
        </table:table-row>
        <table:table-row table:style-name="ro1">
          <table:table-cell table:formula="of:=ABS((SQRT(SUMXMY2([.C54:.D54];[.C53:.D53]))/[.$H$2]))*[.$I$2]+[.A53]" office:value-type="float" office:value="27.8675938660661" calcext:value-type="float">
            <text:p>27.8675938660661</text:p>
          </table:table-cell>
          <table:table-cell office:value-type="float" office:value="1.5" calcext:value-type="float">
            <text:p>1.5</text:p>
          </table:table-cell>
          <table:table-cell office:value-type="float" office:value="1.10791666666667" calcext:value-type="float">
            <text:p>1.10791666666667</text:p>
          </table:table-cell>
          <table:table-cell office:value-type="float" office:value="0.842083333333333" calcext:value-type="float">
            <text:p>0.842083333333333</text:p>
          </table:table-cell>
          <table:table-cell table:number-columns-repeated="6"/>
        </table:table-row>
        <table:table-row table:style-name="ro1">
          <table:table-cell table:formula="of:=ABS((SQRT(SUMXMY2([.C55:.D55];[.C54:.D54]))/[.$H$2]))*[.$I$2]+[.A54]" office:value-type="float" office:value="28.4618138660662" calcext:value-type="float">
            <text:p>28.4618138660662</text:p>
          </table:table-cell>
          <table:table-cell office:value-type="float" office:value="1.5" calcext:value-type="float">
            <text:p>1.5</text:p>
          </table:table-cell>
          <table:table-cell office:value-type="float" office:value="1.10791666666667" calcext:value-type="float">
            <text:p>1.10791666666667</text:p>
          </table:table-cell>
          <table:table-cell office:value-type="float" office:value="0.87875" calcext:value-type="float">
            <text:p>0.87875</text:p>
          </table:table-cell>
          <table:table-cell table:number-columns-repeated="6"/>
        </table:table-row>
        <table:table-row table:style-name="ro1">
          <table:table-cell table:formula="of:=ABS((SQRT(SUMXMY2([.C56:.D56];[.C55:.D55]))/[.$H$2]))*[.$I$2]+[.A55]" office:value-type="float" office:value="28.9204435964733" calcext:value-type="float">
            <text:p>28.9204435964733</text:p>
          </table:table-cell>
          <table:table-cell office:value-type="float" office:value="1.5" calcext:value-type="float">
            <text:p>1.5</text:p>
          </table:table-cell>
          <table:table-cell office:value-type="float" office:value="1.09302083333333" calcext:value-type="float">
            <text:p>1.09302083333333</text:p>
          </table:table-cell>
          <table:table-cell office:value-type="float" office:value="0.9028125" calcext:value-type="float">
            <text:p>0.9028125</text:p>
          </table:table-cell>
          <table:table-cell table:number-columns-repeated="6"/>
        </table:table-row>
        <table:table-row table:style-name="ro1">
          <table:table-cell table:formula="of:=ABS((SQRT(SUMXMY2([.C57:.D57];[.C56:.D56]))/[.$H$2]))*[.$I$2]+[.A56]" office:value-type="float" office:value="29.5146635964732" calcext:value-type="float">
            <text:p>29.5146635964732</text:p>
          </table:table-cell>
          <table:table-cell office:value-type="float" office:value="1.5" calcext:value-type="float">
            <text:p>1.5</text:p>
          </table:table-cell>
          <table:table-cell office:value-type="float" office:value="1.05635416666667" calcext:value-type="float">
            <text:p>1.05635416666667</text:p>
          </table:table-cell>
          <table:table-cell office:value-type="float" office:value="0.9028125" calcext:value-type="float">
            <text:p>0.9028125</text:p>
          </table:table-cell>
          <table:table-cell table:number-columns-repeated="6"/>
        </table:table-row>
        <table:table-row table:style-name="ro1">
          <table:table-cell table:formula="of:=ABS((SQRT(SUMXMY2([.C58:.D58];[.C57:.D57]))/[.$H$2]))*[.$I$2]+[.A57]" office:value-type="float" office:value="30.1088835964732" calcext:value-type="float">
            <text:p>30.1088835964732</text:p>
          </table:table-cell>
          <table:table-cell office:value-type="float" office:value="1.5" calcext:value-type="float">
            <text:p>1.5</text:p>
          </table:table-cell>
          <table:table-cell office:value-type="float" office:value="1.0196875" calcext:value-type="float">
            <text:p>1.0196875</text:p>
          </table:table-cell>
          <table:table-cell office:value-type="float" office:value="0.9028125" calcext:value-type="float">
            <text:p>0.9028125</text:p>
          </table:table-cell>
          <table:table-cell table:number-columns-repeated="6"/>
        </table:table-row>
        <table:table-row table:style-name="ro1">
          <table:table-cell table:formula="of:=ABS((SQRT(SUMXMY2([.C59:.D59];[.C58:.D58]))/[.$H$2]))*[.$I$2]+[.A58]" office:value-type="float" office:value="30.7031035964733" calcext:value-type="float">
            <text:p>30.7031035964733</text:p>
          </table:table-cell>
          <table:table-cell office:value-type="float" office:value="1.5" calcext:value-type="float">
            <text:p>1.5</text:p>
          </table:table-cell>
          <table:table-cell office:value-type="float" office:value="0.983020833333333" calcext:value-type="float">
            <text:p>0.983020833333333</text:p>
          </table:table-cell>
          <table:table-cell office:value-type="float" office:value="0.9028125" calcext:value-type="float">
            <text:p>0.9028125</text:p>
          </table:table-cell>
          <table:table-cell table:number-columns-repeated="6"/>
        </table:table-row>
        <table:table-row table:style-name="ro1">
          <table:table-cell table:formula="of:=ABS((SQRT(SUMXMY2([.C60:.D60];[.C59:.D59]))/[.$H$2]))*[.$I$2]+[.A59]" office:value-type="float" office:value="31.2973235964732" calcext:value-type="float">
            <text:p>31.2973235964732</text:p>
          </table:table-cell>
          <table:table-cell office:value-type="float" office:value="1.5" calcext:value-type="float">
            <text:p>1.5</text:p>
          </table:table-cell>
          <table:table-cell office:value-type="float" office:value="0.946354166666667" calcext:value-type="float">
            <text:p>0.946354166666667</text:p>
          </table:table-cell>
          <table:table-cell office:value-type="float" office:value="0.9028125" calcext:value-type="float">
            <text:p>0.9028125</text:p>
          </table:table-cell>
          <table:table-cell table:number-columns-repeated="6"/>
        </table:table-row>
        <table:table-row table:style-name="ro1">
          <table:table-cell table:formula="of:=ABS((SQRT(SUMXMY2([.C61:.D61];[.C60:.D60]))/[.$H$2]))*[.$I$2]+[.A60]" office:value-type="float" office:value="31.8915435964732" calcext:value-type="float">
            <text:p>31.8915435964732</text:p>
          </table:table-cell>
          <table:table-cell office:value-type="float" office:value="1.5" calcext:value-type="float">
            <text:p>1.5</text:p>
          </table:table-cell>
          <table:table-cell office:value-type="float" office:value="0.9096875" calcext:value-type="float">
            <text:p>0.9096875</text:p>
          </table:table-cell>
          <table:table-cell office:value-type="float" office:value="0.9028125" calcext:value-type="float">
            <text:p>0.9028125</text:p>
          </table:table-cell>
          <table:table-cell table:number-columns-repeated="6"/>
        </table:table-row>
        <table:table-row table:style-name="ro1">
          <table:table-cell table:formula="of:=ABS((SQRT(SUMXMY2([.C62:.D62];[.C61:.D61]))/[.$H$2]))*[.$I$2]+[.A61]" office:value-type="float" office:value="32.4857635964733" calcext:value-type="float">
            <text:p>32.4857635964733</text:p>
          </table:table-cell>
          <table:table-cell office:value-type="float" office:value="1.5" calcext:value-type="float">
            <text:p>1.5</text:p>
          </table:table-cell>
          <table:table-cell office:value-type="float" office:value="0.873020833333333" calcext:value-type="float">
            <text:p>0.873020833333333</text:p>
          </table:table-cell>
          <table:table-cell office:value-type="float" office:value="0.9028125" calcext:value-type="float">
            <text:p>0.9028125</text:p>
          </table:table-cell>
          <table:table-cell table:number-columns-repeated="6"/>
        </table:table-row>
        <table:table-row table:style-name="ro1">
          <table:table-cell table:formula="of:=ABS((SQRT(SUMXMY2([.C63:.D63];[.C62:.D62]))/[.$H$2]))*[.$I$2]+[.A62]" office:value-type="float" office:value="33.0799835964732" calcext:value-type="float">
            <text:p>33.0799835964732</text:p>
          </table:table-cell>
          <table:table-cell office:value-type="float" office:value="1.5" calcext:value-type="float">
            <text:p>1.5</text:p>
          </table:table-cell>
          <table:table-cell office:value-type="float" office:value="0.836354166666667" calcext:value-type="float">
            <text:p>0.836354166666667</text:p>
          </table:table-cell>
          <table:table-cell office:value-type="float" office:value="0.9028125" calcext:value-type="float">
            <text:p>0.9028125</text:p>
          </table:table-cell>
          <table:table-cell table:number-columns-repeated="6"/>
        </table:table-row>
        <table:table-row table:style-name="ro1">
          <table:table-cell table:formula="of:=ABS((SQRT(SUMXMY2([.C64:.D64];[.C63:.D63]))/[.$H$2]))*[.$I$2]+[.A63]" office:value-type="float" office:value="33.6742035964733" calcext:value-type="float">
            <text:p>33.6742035964733</text:p>
          </table:table-cell>
          <table:table-cell office:value-type="float" office:value="1.5" calcext:value-type="float">
            <text:p>1.5</text:p>
          </table:table-cell>
          <table:table-cell office:value-type="float" office:value="0.7996875" calcext:value-type="float">
            <text:p>0.7996875</text:p>
          </table:table-cell>
          <table:table-cell office:value-type="float" office:value="0.9028125" calcext:value-type="float">
            <text:p>0.9028125</text:p>
          </table:table-cell>
          <table:table-cell table:number-columns-repeated="6"/>
        </table:table-row>
        <table:table-row table:style-name="ro1">
          <table:table-cell table:formula="of:=ABS((SQRT(SUMXMY2([.C65:.D65];[.C64:.D64]))/[.$H$2]))*[.$I$2]+[.A64]" office:value-type="float" office:value="34.2684235964733" calcext:value-type="float">
            <text:p>34.2684235964733</text:p>
          </table:table-cell>
          <table:table-cell office:value-type="float" office:value="1.5" calcext:value-type="float">
            <text:p>1.5</text:p>
          </table:table-cell>
          <table:table-cell office:value-type="float" office:value="0.763020833333333" calcext:value-type="float">
            <text:p>0.763020833333333</text:p>
          </table:table-cell>
          <table:table-cell office:value-type="float" office:value="0.9028125" calcext:value-type="float">
            <text:p>0.9028125</text:p>
          </table:table-cell>
          <table:table-cell table:number-columns-repeated="6"/>
        </table:table-row>
        <table:table-row table:style-name="ro1">
          <table:table-cell table:formula="of:=ABS((SQRT(SUMXMY2([.C66:.D66];[.C65:.D65]))/[.$H$2]))*[.$I$2]+[.A65]" office:value-type="float" office:value="34.7735652093296" calcext:value-type="float">
            <text:p>34.7735652093296</text:p>
          </table:table-cell>
          <table:table-cell office:value-type="float" office:value="1.5" calcext:value-type="float">
            <text:p>1.5</text:p>
          </table:table-cell>
          <table:table-cell office:value-type="float" office:value="0.733229166666667" calcext:value-type="float">
            <text:p>0.733229166666667</text:p>
          </table:table-cell>
          <table:table-cell office:value-type="float" office:value="0.893645833333333" calcext:value-type="float">
            <text:p>0.893645833333333</text:p>
          </table:table-cell>
          <table:table-cell table:number-columns-repeated="6"/>
        </table:table-row>
        <table:table-row table:style-name="ro1">
          <table:table-cell table:formula="of:=ABS((SQRT(SUMXMY2([.C67:.D67];[.C66:.D66]))/[.$H$2]))*[.$I$2]+[.A66]" office:value-type="float" office:value="35.3677852093295" calcext:value-type="float">
            <text:p>35.3677852093295</text:p>
          </table:table-cell>
          <table:table-cell office:value-type="float" office:value="1.5" calcext:value-type="float">
            <text:p>1.5</text:p>
          </table:table-cell>
          <table:table-cell office:value-type="float" office:value="0.733229166666667" calcext:value-type="float">
            <text:p>0.733229166666667</text:p>
          </table:table-cell>
          <table:table-cell office:value-type="float" office:value="0.856979166666667" calcext:value-type="float">
            <text:p>0.856979166666667</text:p>
          </table:table-cell>
          <table:table-cell table:number-columns-repeated="6"/>
        </table:table-row>
        <table:table-row table:style-name="ro1">
          <table:table-cell table:formula="of:=ABS((SQRT(SUMXMY2([.C68:.D68];[.C67:.D67]))/[.$H$2]))*[.$I$2]+[.A67]" office:value-type="float" office:value="35.9620052093296" calcext:value-type="float">
            <text:p>35.9620052093296</text:p>
          </table:table-cell>
          <table:table-cell office:value-type="float" office:value="1.5" calcext:value-type="float">
            <text:p>1.5</text:p>
          </table:table-cell>
          <table:table-cell office:value-type="float" office:value="0.733229166666667" calcext:value-type="float">
            <text:p>0.733229166666667</text:p>
          </table:table-cell>
          <table:table-cell office:value-type="float" office:value="0.8203125" calcext:value-type="float">
            <text:p>0.8203125</text:p>
          </table:table-cell>
          <table:table-cell table:number-columns-repeated="6"/>
        </table:table-row>
        <table:table-row table:style-name="ro1">
          <table:table-cell table:formula="of:=ABS((SQRT(SUMXMY2([.C69:.D69];[.C68:.D68]))/[.$H$2]))*[.$I$2]+[.A68]" office:value-type="float" office:value="36.5562252093296" calcext:value-type="float">
            <text:p>36.5562252093296</text:p>
          </table:table-cell>
          <table:table-cell office:value-type="float" office:value="1.5" calcext:value-type="float">
            <text:p>1.5</text:p>
          </table:table-cell>
          <table:table-cell office:value-type="float" office:value="0.733229166666667" calcext:value-type="float">
            <text:p>0.733229166666667</text:p>
          </table:table-cell>
          <table:table-cell office:value-type="float" office:value="0.783645833333333" calcext:value-type="float">
            <text:p>0.783645833333333</text:p>
          </table:table-cell>
          <table:table-cell table:number-columns-repeated="6"/>
        </table:table-row>
        <table:table-row table:style-name="ro1">
          <table:table-cell table:formula="of:=ABS((SQRT(SUMXMY2([.C70:.D70];[.C69:.D69]))/[.$H$2]))*[.$I$2]+[.A69]" office:value-type="float" office:value="37.1504452093296" calcext:value-type="float">
            <text:p>37.1504452093296</text:p>
          </table:table-cell>
          <table:table-cell office:value-type="float" office:value="1.5" calcext:value-type="float">
            <text:p>1.5</text:p>
          </table:table-cell>
          <table:table-cell office:value-type="float" office:value="0.733229166666667" calcext:value-type="float">
            <text:p>0.733229166666667</text:p>
          </table:table-cell>
          <table:table-cell office:value-type="float" office:value="0.746979166666667" calcext:value-type="float">
            <text:p>0.746979166666667</text:p>
          </table:table-cell>
          <table:table-cell table:number-columns-repeated="6"/>
        </table:table-row>
        <table:table-row table:style-name="ro1">
          <table:table-cell table:formula="of:=ABS((SQRT(SUMXMY2([.C71:.D71];[.C70:.D70]))/[.$H$2]))*[.$I$2]+[.A70]" office:value-type="float" office:value="37.7446652093296" calcext:value-type="float">
            <text:p>37.7446652093296</text:p>
          </table:table-cell>
          <table:table-cell office:value-type="float" office:value="1.5" calcext:value-type="float">
            <text:p>1.5</text:p>
          </table:table-cell>
          <table:table-cell office:value-type="float" office:value="0.733229166666667" calcext:value-type="float">
            <text:p>0.733229166666667</text:p>
          </table:table-cell>
          <table:table-cell office:value-type="float" office:value="0.7103125" calcext:value-type="float">
            <text:p>0.7103125</text:p>
          </table:table-cell>
          <table:table-cell table:number-columns-repeated="6"/>
        </table:table-row>
        <table:table-row table:style-name="ro1">
          <table:table-cell table:formula="of:=ABS((SQRT(SUMXMY2([.C72:.D72];[.C71:.D71]))/[.$H$2]))*[.$I$2]+[.A71]" office:value-type="float" office:value="38.2032949397367" calcext:value-type="float">
            <text:p>38.2032949397367</text:p>
          </table:table-cell>
          <table:table-cell office:value-type="float" office:value="1.5" calcext:value-type="float">
            <text:p>1.5</text:p>
          </table:table-cell>
          <table:table-cell office:value-type="float" office:value="0.706875" calcext:value-type="float">
            <text:p>0.706875</text:p>
          </table:table-cell>
          <table:table-cell office:value-type="float" office:value="0.7" calcext:value-type="float">
            <text:p>0.7</text:p>
          </table:table-cell>
          <table:table-cell table:number-columns-repeated="6"/>
        </table:table-row>
        <table:table-row table:style-name="ro1">
          <table:table-cell table:formula="of:=ABS((SQRT(SUMXMY2([.C73:.D73];[.C72:.D72]))/[.$H$2]))*[.$I$2]+[.A72]" office:value-type="float" office:value="42.0750875554842" calcext:value-type="float">
            <text:p>42.0750875554842</text:p>
          </table:table-cell>
          <table:table-cell office:value-type="float" office:value="1.5" calcext:value-type="float">
            <text:p>1.5</text:p>
          </table:table-cell>
          <table:table-cell office:value-type="float" office:value="0.735520833333333" calcext:value-type="float">
            <text:p>0.735520833333333</text:p>
          </table:table-cell>
          <table:table-cell office:value-type="float" office:value="0.9371875" calcext:value-type="float">
            <text:p>0.9371875</text:p>
          </table:table-cell>
          <table:table-cell table:number-columns-repeated="6"/>
        </table:table-row>
        <table:table-row table:style-name="ro1">
          <table:table-cell table:formula="of:=ABS((SQRT(SUMXMY2([.C74:.D74];[.C73:.D73]))/[.$H$2]))*[.$I$2]+[.A73]" office:value-type="float" office:value="42.6695976311666" calcext:value-type="float">
            <text:p>42.6695976311666</text:p>
          </table:table-cell>
          <table:table-cell office:value-type="float" office:value="1.5" calcext:value-type="float">
            <text:p>1.5</text:p>
          </table:table-cell>
          <table:table-cell office:value-type="float" office:value="0.7721875" calcext:value-type="float">
            <text:p>0.7721875</text:p>
          </table:table-cell>
          <table:table-cell office:value-type="float" office:value="0.936041666666667" calcext:value-type="float">
            <text:p>0.936041666666667</text:p>
          </table:table-cell>
          <table:table-cell table:number-columns-repeated="6"/>
        </table:table-row>
        <table:table-row table:style-name="ro1">
          <table:table-cell table:formula="of:=ABS((SQRT(SUMXMY2([.C75:.D75];[.C74:.D74]))/[.$H$2]))*[.$I$2]+[.A74]" office:value-type="float" office:value="43.2638176311666" calcext:value-type="float">
            <text:p>43.2638176311666</text:p>
          </table:table-cell>
          <table:table-cell office:value-type="float" office:value="1.5" calcext:value-type="float">
            <text:p>1.5</text:p>
          </table:table-cell>
          <table:table-cell office:value-type="float" office:value="0.808854166666667" calcext:value-type="float">
            <text:p>0.808854166666667</text:p>
          </table:table-cell>
          <table:table-cell office:value-type="float" office:value="0.936041666666667" calcext:value-type="float">
            <text:p>0.936041666666667</text:p>
          </table:table-cell>
          <table:table-cell table:number-columns-repeated="6"/>
        </table:table-row>
        <table:table-row table:style-name="ro1">
          <table:table-cell table:formula="of:=ABS((SQRT(SUMXMY2([.C76:.D76];[.C75:.D75]))/[.$H$2]))*[.$I$2]+[.A75]" office:value-type="float" office:value="43.8580376311666" calcext:value-type="float">
            <text:p>43.8580376311666</text:p>
          </table:table-cell>
          <table:table-cell office:value-type="float" office:value="1.5" calcext:value-type="float">
            <text:p>1.5</text:p>
          </table:table-cell>
          <table:table-cell office:value-type="float" office:value="0.845520833333333" calcext:value-type="float">
            <text:p>0.845520833333333</text:p>
          </table:table-cell>
          <table:table-cell office:value-type="float" office:value="0.936041666666667" calcext:value-type="float">
            <text:p>0.936041666666667</text:p>
          </table:table-cell>
          <table:table-cell table:number-columns-repeated="6"/>
        </table:table-row>
        <table:table-row table:style-name="ro1">
          <table:table-cell table:formula="of:=ABS((SQRT(SUMXMY2([.C77:.D77];[.C76:.D76]))/[.$H$2]))*[.$I$2]+[.A76]" office:value-type="float" office:value="44.4522576311666" calcext:value-type="float">
            <text:p>44.4522576311666</text:p>
          </table:table-cell>
          <table:table-cell office:value-type="float" office:value="1.5" calcext:value-type="float">
            <text:p>1.5</text:p>
          </table:table-cell>
          <table:table-cell office:value-type="float" office:value="0.8821875" calcext:value-type="float">
            <text:p>0.8821875</text:p>
          </table:table-cell>
          <table:table-cell office:value-type="float" office:value="0.936041666666667" calcext:value-type="float">
            <text:p>0.936041666666667</text:p>
          </table:table-cell>
          <table:table-cell table:number-columns-repeated="6"/>
        </table:table-row>
        <table:table-row table:style-name="ro1">
          <table:table-cell table:formula="of:=ABS((SQRT(SUMXMY2([.C78:.D78];[.C77:.D77]))/[.$H$2]))*[.$I$2]+[.A77]" office:value-type="float" office:value="45.0464776311666" calcext:value-type="float">
            <text:p>45.0464776311666</text:p>
          </table:table-cell>
          <table:table-cell office:value-type="float" office:value="1.5" calcext:value-type="float">
            <text:p>1.5</text:p>
          </table:table-cell>
          <table:table-cell office:value-type="float" office:value="0.918854166666667" calcext:value-type="float">
            <text:p>0.918854166666667</text:p>
          </table:table-cell>
          <table:table-cell office:value-type="float" office:value="0.936041666666667" calcext:value-type="float">
            <text:p>0.936041666666667</text:p>
          </table:table-cell>
          <table:table-cell table:number-columns-repeated="6"/>
        </table:table-row>
        <table:table-row table:style-name="ro1">
          <table:table-cell table:formula="of:=ABS((SQRT(SUMXMY2([.C79:.D79];[.C78:.D78]))/[.$H$2]))*[.$I$2]+[.A78]" office:value-type="float" office:value="45.6406976311666" calcext:value-type="float">
            <text:p>45.6406976311666</text:p>
          </table:table-cell>
          <table:table-cell office:value-type="float" office:value="1.5" calcext:value-type="float">
            <text:p>1.5</text:p>
          </table:table-cell>
          <table:table-cell office:value-type="float" office:value="0.955520833333333" calcext:value-type="float">
            <text:p>0.955520833333333</text:p>
          </table:table-cell>
          <table:table-cell office:value-type="float" office:value="0.936041666666667" calcext:value-type="float">
            <text:p>0.936041666666667</text:p>
          </table:table-cell>
          <table:table-cell table:number-columns-repeated="6"/>
        </table:table-row>
        <table:table-row table:style-name="ro1">
          <table:table-cell table:formula="of:=ABS((SQRT(SUMXMY2([.C80:.D80];[.C79:.D79]))/[.$H$2]))*[.$I$2]+[.A79]" office:value-type="float" office:value="46.2349176311666" calcext:value-type="float">
            <text:p>46.2349176311666</text:p>
          </table:table-cell>
          <table:table-cell office:value-type="float" office:value="1.5" calcext:value-type="float">
            <text:p>1.5</text:p>
          </table:table-cell>
          <table:table-cell office:value-type="float" office:value="0.9921875" calcext:value-type="float">
            <text:p>0.9921875</text:p>
          </table:table-cell>
          <table:table-cell office:value-type="float" office:value="0.936041666666667" calcext:value-type="float">
            <text:p>0.936041666666667</text:p>
          </table:table-cell>
          <table:table-cell table:number-columns-repeated="6"/>
        </table:table-row>
        <table:table-row table:style-name="ro1">
          <table:table-cell table:formula="of:=ABS((SQRT(SUMXMY2([.C81:.D81];[.C80:.D80]))/[.$H$2]))*[.$I$2]+[.A80]" office:value-type="float" office:value="46.8291376311667" calcext:value-type="float">
            <text:p>46.8291376311667</text:p>
          </table:table-cell>
          <table:table-cell office:value-type="float" office:value="1.5" calcext:value-type="float">
            <text:p>1.5</text:p>
          </table:table-cell>
          <table:table-cell office:value-type="float" office:value="1.02885416666667" calcext:value-type="float">
            <text:p>1.02885416666667</text:p>
          </table:table-cell>
          <table:table-cell office:value-type="float" office:value="0.936041666666667" calcext:value-type="float">
            <text:p>0.936041666666667</text:p>
          </table:table-cell>
          <table:table-cell table:number-columns-repeated="6"/>
        </table:table-row>
        <table:table-row table:style-name="ro1">
          <table:table-cell table:formula="of:=ABS((SQRT(SUMXMY2([.C82:.D82];[.C81:.D81]))/[.$H$2]))*[.$I$2]+[.A81]" office:value-type="float" office:value="47.4233576311666" calcext:value-type="float">
            <text:p>47.4233576311666</text:p>
          </table:table-cell>
          <table:table-cell office:value-type="float" office:value="1.5" calcext:value-type="float">
            <text:p>1.5</text:p>
          </table:table-cell>
          <table:table-cell office:value-type="float" office:value="1.06552083333333" calcext:value-type="float">
            <text:p>1.06552083333333</text:p>
          </table:table-cell>
          <table:table-cell office:value-type="float" office:value="0.936041666666667" calcext:value-type="float">
            <text:p>0.936041666666667</text:p>
          </table:table-cell>
          <table:table-cell table:number-columns-repeated="6"/>
        </table:table-row>
        <table:table-row table:style-name="ro1">
          <table:table-cell table:formula="of:=ABS((SQRT(SUMXMY2([.C83:.D83];[.C82:.D82]))/[.$H$2]))*[.$I$2]+[.A82]" office:value-type="float" office:value="48.0175776311666" calcext:value-type="float">
            <text:p>48.0175776311666</text:p>
          </table:table-cell>
          <table:table-cell office:value-type="float" office:value="1.5" calcext:value-type="float">
            <text:p>1.5</text:p>
          </table:table-cell>
          <table:table-cell office:value-type="float" office:value="1.1021875" calcext:value-type="float">
            <text:p>1.1021875</text:p>
          </table:table-cell>
          <table:table-cell office:value-type="float" office:value="0.936041666666667" calcext:value-type="float">
            <text:p>0.936041666666667</text:p>
          </table:table-cell>
          <table:table-cell table:number-columns-repeated="6"/>
        </table:table-row>
        <table:table-row table:style-name="ro1">
          <table:table-cell table:formula="of:=ABS((SQRT(SUMXMY2([.C84:.D84];[.C83:.D83]))/[.$H$2]))*[.$I$2]+[.A83]" office:value-type="float" office:value="48.5823431234719" calcext:value-type="float">
            <text:p>48.5823431234719</text:p>
          </table:table-cell>
          <table:table-cell office:value-type="float" office:value="1.5" calcext:value-type="float">
            <text:p>1.5</text:p>
          </table:table-cell>
          <table:table-cell office:value-type="float" office:value="1.10791666666667" calcext:value-type="float">
            <text:p>1.10791666666667</text:p>
          </table:table-cell>
          <table:table-cell office:value-type="float" office:value="0.970416666666667" calcext:value-type="float">
            <text:p>0.970416666666667</text:p>
          </table:table-cell>
          <table:table-cell table:number-columns-repeated="6"/>
        </table:table-row>
        <table:table-row table:style-name="ro1">
          <table:table-cell table:formula="of:=ABS((SQRT(SUMXMY2([.C85:.D85];[.C84:.D84]))/[.$H$2]))*[.$I$2]+[.A84]" office:value-type="float" office:value="49.1765631234718" calcext:value-type="float">
            <text:p>49.1765631234718</text:p>
          </table:table-cell>
          <table:table-cell office:value-type="float" office:value="1.5" calcext:value-type="float">
            <text:p>1.5</text:p>
          </table:table-cell>
          <table:table-cell office:value-type="float" office:value="1.10791666666667" calcext:value-type="float">
            <text:p>1.10791666666667</text:p>
          </table:table-cell>
          <table:table-cell office:value-type="float" office:value="1.00708333333333" calcext:value-type="float">
            <text:p>1.00708333333333</text:p>
          </table:table-cell>
          <table:table-cell table:number-columns-repeated="6"/>
        </table:table-row>
        <table:table-row table:style-name="ro1">
          <table:table-cell table:formula="of:=ABS((SQRT(SUMXMY2([.C86:.D86];[.C85:.D85]))/[.$H$2]))*[.$I$2]+[.A85]" office:value-type="float" office:value="49.7707831234719" calcext:value-type="float">
            <text:p>49.7707831234719</text:p>
          </table:table-cell>
          <table:table-cell office:value-type="float" office:value="1.5" calcext:value-type="float">
            <text:p>1.5</text:p>
          </table:table-cell>
          <table:table-cell office:value-type="float" office:value="1.10791666666667" calcext:value-type="float">
            <text:p>1.10791666666667</text:p>
          </table:table-cell>
          <table:table-cell office:value-type="float" office:value="1.04375" calcext:value-type="float">
            <text:p>1.04375</text:p>
          </table:table-cell>
          <table:table-cell table:number-columns-repeated="6"/>
        </table:table-row>
        <table:table-row table:style-name="ro1">
          <table:table-cell table:formula="of:=ABS((SQRT(SUMXMY2([.C87:.D87];[.C86:.D86]))/[.$H$2]))*[.$I$2]+[.A86]" office:value-type="float" office:value="50.365003123472" calcext:value-type="float">
            <text:p>50.365003123472</text:p>
          </table:table-cell>
          <table:table-cell office:value-type="float" office:value="1.5" calcext:value-type="float">
            <text:p>1.5</text:p>
          </table:table-cell>
          <table:table-cell office:value-type="float" office:value="1.10791666666667" calcext:value-type="float">
            <text:p>1.10791666666667</text:p>
          </table:table-cell>
          <table:table-cell office:value-type="float" office:value="1.08041666666667" calcext:value-type="float">
            <text:p>1.08041666666667</text:p>
          </table:table-cell>
          <table:table-cell table:number-columns-repeated="6"/>
        </table:table-row>
        <table:table-row table:style-name="ro1">
          <table:table-cell table:formula="of:=ABS((SQRT(SUMXMY2([.C88:.D88];[.C87:.D87]))/[.$H$2]))*[.$I$2]+[.A87]" office:value-type="float" office:value="50.9592231234718" calcext:value-type="float">
            <text:p>50.9592231234718</text:p>
          </table:table-cell>
          <table:table-cell office:value-type="float" office:value="1.5" calcext:value-type="float">
            <text:p>1.5</text:p>
          </table:table-cell>
          <table:table-cell office:value-type="float" office:value="1.10791666666667" calcext:value-type="float">
            <text:p>1.10791666666667</text:p>
          </table:table-cell>
          <table:table-cell office:value-type="float" office:value="1.11708333333333" calcext:value-type="float">
            <text:p>1.11708333333333</text:p>
          </table:table-cell>
          <table:table-cell table:number-columns-repeated="6"/>
        </table:table-row>
        <table:table-row table:style-name="ro1">
          <table:table-cell table:formula="of:=ABS((SQRT(SUMXMY2([.C89:.D89];[.C88:.D88]))/[.$H$2]))*[.$I$2]+[.A88]" office:value-type="float" office:value="51.5534431234719" calcext:value-type="float">
            <text:p>51.5534431234719</text:p>
          </table:table-cell>
          <table:table-cell office:value-type="float" office:value="1.5" calcext:value-type="float">
            <text:p>1.5</text:p>
          </table:table-cell>
          <table:table-cell office:value-type="float" office:value="1.10791666666667" calcext:value-type="float">
            <text:p>1.10791666666667</text:p>
          </table:table-cell>
          <table:table-cell office:value-type="float" office:value="1.15375" calcext:value-type="float">
            <text:p>1.15375</text:p>
          </table:table-cell>
          <table:table-cell table:number-columns-repeated="6"/>
        </table:table-row>
        <table:table-row table:style-name="ro1">
          <table:table-cell table:formula="of:=ABS((SQRT(SUMXMY2([.C90:.D90];[.C89:.D89]))/[.$H$2]))*[.$I$2]+[.A89]" office:value-type="float" office:value="52.1580181718854" calcext:value-type="float">
            <text:p>52.1580181718854</text:p>
          </table:table-cell>
          <table:table-cell office:value-type="float" office:value="1.5" calcext:value-type="float">
            <text:p>1.5</text:p>
          </table:table-cell>
          <table:table-cell office:value-type="float" office:value="1.10104166666667" calcext:value-type="float">
            <text:p>1.10104166666667</text:p>
          </table:table-cell>
          <table:table-cell office:value-type="float" office:value="1.19041666666667" calcext:value-type="float">
            <text:p>1.19041666666667</text:p>
          </table:table-cell>
          <table:table-cell table:number-columns-repeated="6"/>
        </table:table-row>
        <table:table-row table:style-name="ro1">
          <table:table-cell table:formula="of:=ABS((SQRT(SUMXMY2([.C91:.D91];[.C90:.D90]))/[.$H$2]))*[.$I$2]+[.A90]" office:value-type="float" office:value="52.8066185567345" calcext:value-type="float">
            <text:p>52.8066185567345</text:p>
          </table:table-cell>
          <table:table-cell office:value-type="float" office:value="1.5" calcext:value-type="float">
            <text:p>1.5</text:p>
          </table:table-cell>
          <table:table-cell office:value-type="float" office:value="1.085" calcext:value-type="float">
            <text:p>1.085</text:p>
          </table:table-cell>
          <table:table-cell office:value-type="float" office:value="1.22708333333333" calcext:value-type="float">
            <text:p>1.22708333333333</text:p>
          </table:table-cell>
          <table:table-cell table:number-columns-repeated="6"/>
        </table:table-row>
        <table:table-row table:style-name="ro1">
          <table:table-cell table:formula="of:=ABS((SQRT(SUMXMY2([.C92:.D92];[.C91:.D91]))/[.$H$2]))*[.$I$2]+[.A91]" office:value-type="float" office:value="53.1569848235027" calcext:value-type="float">
            <text:p>53.1569848235027</text:p>
          </table:table-cell>
          <table:table-cell office:value-type="float" office:value="1.5" calcext:value-type="float">
            <text:p>1.5</text:p>
          </table:table-cell>
          <table:table-cell office:value-type="float" office:value="1.07354166666667" calcext:value-type="float">
            <text:p>1.07354166666667</text:p>
          </table:table-cell>
          <table:table-cell office:value-type="float" office:value="1.24541666666667" calcext:value-type="float">
            <text:p>1.24541666666667</text:p>
          </table:table-cell>
          <table:table-cell table:number-columns-repeated="6"/>
        </table:table-row>
        <table:table-row table:style-name="ro1">
          <table:table-cell table:formula="of:=ABS((SQRT(SUMXMY2([.C93:.D93];[.C92:.D92]))/[.$H$2]))*[.$I$2]+[.A92]" office:value-type="float" office:value="53.5642430117266" calcext:value-type="float">
            <text:p>53.5642430117266</text:p>
          </table:table-cell>
          <table:table-cell office:value-type="float" office:value="1.5" calcext:value-type="float">
            <text:p>1.5</text:p>
          </table:table-cell>
          <table:table-cell office:value-type="float" office:value="1.05635416666667" calcext:value-type="float">
            <text:p>1.05635416666667</text:p>
          </table:table-cell>
          <table:table-cell office:value-type="float" office:value="1.26375" calcext:value-type="float">
            <text:p>1.26375</text:p>
          </table:table-cell>
          <table:table-cell table:number-columns-repeated="6"/>
        </table:table-row>
        <table:table-row table:style-name="ro1">
          <table:table-cell table:formula="of:=ABS((SQRT(SUMXMY2([.C94:.D94];[.C93:.D93]))/[.$H$2]))*[.$I$2]+[.A93]" office:value-type="float" office:value="53.9470604843601" calcext:value-type="float">
            <text:p>53.9470604843601</text:p>
          </table:table-cell>
          <table:table-cell office:value-type="float" office:value="1.5" calcext:value-type="float">
            <text:p>1.5</text:p>
          </table:table-cell>
          <table:table-cell office:value-type="float" office:value="1.03802083333333" calcext:value-type="float">
            <text:p>1.03802083333333</text:p>
          </table:table-cell>
          <table:table-cell office:value-type="float" office:value="1.27864583333333" calcext:value-type="float">
            <text:p>1.27864583333333</text:p>
          </table:table-cell>
          <table:table-cell table:number-columns-repeated="6"/>
        </table:table-row>
        <table:table-row table:style-name="ro1">
          <table:table-cell table:formula="of:=ABS((SQRT(SUMXMY2([.C95:.D95];[.C94:.D94]))/[.$H$2]))*[.$I$2]+[.A94]" office:value-type="float" office:value="54.2974267511283" calcext:value-type="float">
            <text:p>54.2974267511283</text:p>
          </table:table-cell>
          <table:table-cell office:value-type="float" office:value="1.5" calcext:value-type="float">
            <text:p>1.5</text:p>
          </table:table-cell>
          <table:table-cell office:value-type="float" office:value="1.0196875" calcext:value-type="float">
            <text:p>1.0196875</text:p>
          </table:table-cell>
          <table:table-cell office:value-type="float" office:value="1.29010416666667" calcext:value-type="float">
            <text:p>1.29010416666667</text:p>
          </table:table-cell>
          <table:table-cell table:number-columns-repeated="6"/>
        </table:table-row>
        <table:table-row table:style-name="ro1">
          <table:table-cell table:formula="of:=ABS((SQRT(SUMXMY2([.C96:.D96];[.C95:.D95]))/[.$H$2]))*[.$I$2]+[.A95]" office:value-type="float" office:value="54.6296058295257" calcext:value-type="float">
            <text:p>54.6296058295257</text:p>
          </table:table-cell>
          <table:table-cell office:value-type="float" office:value="1.5" calcext:value-type="float">
            <text:p>1.5</text:p>
          </table:table-cell>
          <table:table-cell office:value-type="float" office:value="1.00135416666667" calcext:value-type="float">
            <text:p>1.00135416666667</text:p>
          </table:table-cell>
          <table:table-cell office:value-type="float" office:value="1.29927083333333" calcext:value-type="float">
            <text:p>1.29927083333333</text:p>
          </table:table-cell>
          <table:table-cell table:number-columns-repeated="6"/>
        </table:table-row>
        <table:table-row table:style-name="ro1">
          <table:table-cell table:formula="of:=ABS((SQRT(SUMXMY2([.C97:.D97];[.C96:.D96]))/[.$H$2]))*[.$I$2]+[.A96]" office:value-type="float" office:value="55.2421137857394" calcext:value-type="float">
            <text:p>55.2421137857394</text:p>
          </table:table-cell>
          <table:table-cell office:value-type="float" office:value="1.5" calcext:value-type="float">
            <text:p>1.5</text:p>
          </table:table-cell>
          <table:table-cell office:value-type="float" office:value="0.9646875" calcext:value-type="float">
            <text:p>0.9646875</text:p>
          </table:table-cell>
          <table:table-cell office:value-type="float" office:value="1.3084375" calcext:value-type="float">
            <text:p>1.3084375</text:p>
          </table:table-cell>
          <table:table-cell table:number-columns-repeated="6"/>
        </table:table-row>
        <table:table-row table:style-name="ro1">
          <table:table-cell table:formula="of:=ABS((SQRT(SUMXMY2([.C98:.D98];[.C97:.D97]))/[.$H$2]))*[.$I$2]+[.A97]" office:value-type="float" office:value="55.8374932405004" calcext:value-type="float">
            <text:p>55.8374932405004</text:p>
          </table:table-cell>
          <table:table-cell office:value-type="float" office:value="1.5" calcext:value-type="float">
            <text:p>1.5</text:p>
          </table:table-cell>
          <table:table-cell office:value-type="float" office:value="0.928020833333333" calcext:value-type="float">
            <text:p>0.928020833333333</text:p>
          </table:table-cell>
          <table:table-cell office:value-type="float" office:value="1.31072916666667" calcext:value-type="float">
            <text:p>1.31072916666667</text:p>
          </table:table-cell>
          <table:table-cell table:number-columns-repeated="6"/>
        </table:table-row>
        <table:table-row table:style-name="ro1">
          <table:table-cell table:formula="of:=ABS((SQRT(SUMXMY2([.C99:.D99];[.C98:.D98]))/[.$H$2]))*[.$I$2]+[.A98]" office:value-type="float" office:value="56.4320033161828" calcext:value-type="float">
            <text:p>56.4320033161828</text:p>
          </table:table-cell>
          <table:table-cell office:value-type="float" office:value="1.5" calcext:value-type="float">
            <text:p>1.5</text:p>
          </table:table-cell>
          <table:table-cell office:value-type="float" office:value="0.891354166666667" calcext:value-type="float">
            <text:p>0.891354166666667</text:p>
          </table:table-cell>
          <table:table-cell office:value-type="float" office:value="1.30958333333333" calcext:value-type="float">
            <text:p>1.30958333333333</text:p>
          </table:table-cell>
          <table:table-cell table:number-columns-repeated="6"/>
        </table:table-row>
        <table:table-row table:style-name="ro1">
          <table:table-cell table:formula="of:=ABS((SQRT(SUMXMY2([.C100:.D100];[.C99:.D99]))/[.$H$2]))*[.$I$2]+[.A99]" office:value-type="float" office:value="57.0334332377841" calcext:value-type="float">
            <text:p>57.0334332377841</text:p>
          </table:table-cell>
          <table:table-cell office:value-type="float" office:value="1.5" calcext:value-type="float">
            <text:p>1.5</text:p>
          </table:table-cell>
          <table:table-cell office:value-type="float" office:value="0.8546875" calcext:value-type="float">
            <text:p>0.8546875</text:p>
          </table:table-cell>
          <table:table-cell office:value-type="float" office:value="1.30385416666667" calcext:value-type="float">
            <text:p>1.30385416666667</text:p>
          </table:table-cell>
          <table:table-cell table:number-columns-repeated="6"/>
        </table:table-row>
        <table:table-row table:style-name="ro1">
          <table:table-cell table:formula="of:=ABS((SQRT(SUMXMY2([.C101:.D101];[.C100:.D100]))/[.$H$2]))*[.$I$2]+[.A100]" office:value-type="float" office:value="57.6820336226333" calcext:value-type="float">
            <text:p>57.6820336226333</text:p>
          </table:table-cell>
          <table:table-cell office:value-type="float" office:value="1.5" calcext:value-type="float">
            <text:p>1.5</text:p>
          </table:table-cell>
          <table:table-cell office:value-type="float" office:value="0.818020833333333" calcext:value-type="float">
            <text:p>0.818020833333333</text:p>
          </table:table-cell>
          <table:table-cell office:value-type="float" office:value="1.2878125" calcext:value-type="float">
            <text:p>1.2878125</text:p>
          </table:table-cell>
          <table:table-cell table:number-columns-repeated="6"/>
        </table:table-row>
        <table:table-row table:style-name="ro1">
          <table:table-cell table:formula="of:=ABS((SQRT(SUMXMY2([.C102:.D102];[.C101:.D101]))/[.$H$2]))*[.$I$2]+[.A101]" office:value-type="float" office:value="58.0323998894015" calcext:value-type="float">
            <text:p>58.0323998894015</text:p>
          </table:table-cell>
          <table:table-cell office:value-type="float" office:value="1.5" calcext:value-type="float">
            <text:p>1.5</text:p>
          </table:table-cell>
          <table:table-cell office:value-type="float" office:value="0.7996875" calcext:value-type="float">
            <text:p>0.7996875</text:p>
          </table:table-cell>
          <table:table-cell office:value-type="float" office:value="1.27635416666667" calcext:value-type="float">
            <text:p>1.27635416666667</text:p>
          </table:table-cell>
          <table:table-cell table:number-columns-repeated="6"/>
        </table:table-row>
        <table:table-row table:style-name="ro1">
          <table:table-cell table:formula="of:=ABS((SQRT(SUMXMY2([.C103:.D103];[.C102:.D102]))/[.$H$2]))*[.$I$2]+[.A102]" office:value-type="float" office:value="58.4271902172042" calcext:value-type="float">
            <text:p>58.4271902172042</text:p>
          </table:table-cell>
          <table:table-cell office:value-type="float" office:value="1.5" calcext:value-type="float">
            <text:p>1.5</text:p>
          </table:table-cell>
          <table:table-cell office:value-type="float" office:value="0.781354166666667" calcext:value-type="float">
            <text:p>0.781354166666667</text:p>
          </table:table-cell>
          <table:table-cell office:value-type="float" office:value="1.2603125" calcext:value-type="float">
            <text:p>1.2603125</text:p>
          </table:table-cell>
          <table:table-cell table:number-columns-repeated="6"/>
        </table:table-row>
        <table:table-row table:style-name="ro1">
          <table:table-cell table:formula="of:=ABS((SQRT(SUMXMY2([.C104:.D104];[.C103:.D103]))/[.$H$2]))*[.$I$2]+[.A103]" office:value-type="float" office:value="58.8100076898377" calcext:value-type="float">
            <text:p>58.8100076898377</text:p>
          </table:table-cell>
          <table:table-cell office:value-type="float" office:value="1.5" calcext:value-type="float">
            <text:p>1.5</text:p>
          </table:table-cell>
          <table:table-cell office:value-type="float" office:value="0.766458333333333" calcext:value-type="float">
            <text:p>0.766458333333333</text:p>
          </table:table-cell>
          <table:table-cell office:value-type="float" office:value="1.24197916666667" calcext:value-type="float">
            <text:p>1.24197916666667</text:p>
          </table:table-cell>
          <table:table-cell table:number-columns-repeated="6"/>
        </table:table-row>
        <table:table-row table:style-name="ro1">
          <table:table-cell table:formula="of:=ABS((SQRT(SUMXMY2([.C105:.D105];[.C104:.D104]))/[.$H$2]))*[.$I$2]+[.A104]" office:value-type="float" office:value="59.1705597337021" calcext:value-type="float">
            <text:p>59.1705597337021</text:p>
          </table:table-cell>
          <table:table-cell office:value-type="float" office:value="1.5" calcext:value-type="float">
            <text:p>1.5</text:p>
          </table:table-cell>
          <table:table-cell office:value-type="float" office:value="0.753854166666667" calcext:value-type="float">
            <text:p>0.753854166666667</text:p>
          </table:table-cell>
          <table:table-cell office:value-type="float" office:value="1.22364583333333" calcext:value-type="float">
            <text:p>1.22364583333333</text:p>
          </table:table-cell>
          <table:table-cell table:number-columns-repeated="6"/>
        </table:table-row>
        <table:table-row table:style-name="ro1">
          <table:table-cell table:formula="of:=ABS((SQRT(SUMXMY2([.C106:.D106];[.C105:.D105]))/[.$H$2]))*[.$I$2]+[.A105]" office:value-type="float" office:value="59.4948599261267" calcext:value-type="float">
            <text:p>59.4948599261267</text:p>
          </table:table-cell>
          <table:table-cell office:value-type="float" office:value="1.5" calcext:value-type="float">
            <text:p>1.5</text:p>
          </table:table-cell>
          <table:table-cell office:value-type="float" office:value="0.745833333333333" calcext:value-type="float">
            <text:p>0.745833333333333</text:p>
          </table:table-cell>
          <table:table-cell office:value-type="float" office:value="1.2053125" calcext:value-type="float">
            <text:p>1.2053125</text:p>
          </table:table-cell>
          <table:table-cell table:number-columns-repeated="6"/>
        </table:table-row>
        <table:table-row table:style-name="ro1">
          <table:table-cell table:formula="of:=ABS((SQRT(SUMXMY2([.C107:.D107];[.C106:.D106]))/[.$H$2]))*[.$I$2]+[.A106]" office:value-type="float" office:value="60.1121345531115" calcext:value-type="float">
            <text:p>60.1121345531115</text:p>
          </table:table-cell>
          <table:table-cell office:value-type="float" office:value="1.5" calcext:value-type="float">
            <text:p>1.5</text:p>
          </table:table-cell>
          <table:table-cell office:value-type="float" office:value="0.735520833333333" calcext:value-type="float">
            <text:p>0.735520833333333</text:p>
          </table:table-cell>
          <table:table-cell office:value-type="float" office:value="1.16864583333333" calcext:value-type="float">
            <text:p>1.16864583333333</text:p>
          </table:table-cell>
          <table:table-cell table:number-columns-repeated="6"/>
        </table:table-row>
        <table:table-row table:style-name="ro1">
          <table:table-cell table:formula="of:=ABS((SQRT(SUMXMY2([.C108:.D108];[.C107:.D107]))/[.$H$2]))*[.$I$2]+[.A107]" office:value-type="float" office:value="60.7075140078724" calcext:value-type="float">
            <text:p>60.7075140078724</text:p>
          </table:table-cell>
          <table:table-cell office:value-type="float" office:value="1.5" calcext:value-type="float">
            <text:p>1.5</text:p>
          </table:table-cell>
          <table:table-cell office:value-type="float" office:value="0.733229166666667" calcext:value-type="float">
            <text:p>0.733229166666667</text:p>
          </table:table-cell>
          <table:table-cell office:value-type="float" office:value="1.13197916666667" calcext:value-type="float">
            <text:p>1.13197916666667</text:p>
          </table:table-cell>
          <table:table-cell table:number-columns-repeated="6"/>
        </table:table-row>
        <table:table-row table:style-name="ro1">
          <table:table-cell table:formula="of:=ABS((SQRT(SUMXMY2([.C109:.D109];[.C108:.D108]))/[.$H$2]))*[.$I$2]+[.A108]" office:value-type="float" office:value="61.3017340078724" calcext:value-type="float">
            <text:p>61.3017340078724</text:p>
          </table:table-cell>
          <table:table-cell office:value-type="float" office:value="1.5" calcext:value-type="float">
            <text:p>1.5</text:p>
          </table:table-cell>
          <table:table-cell office:value-type="float" office:value="0.733229166666667" calcext:value-type="float">
            <text:p>0.733229166666667</text:p>
          </table:table-cell>
          <table:table-cell office:value-type="float" office:value="1.0953125" calcext:value-type="float">
            <text:p>1.0953125</text:p>
          </table:table-cell>
          <table:table-cell table:number-columns-repeated="6"/>
        </table:table-row>
        <table:table-row table:style-name="ro1">
          <table:table-cell table:formula="of:=ABS((SQRT(SUMXMY2([.C110:.D110];[.C109:.D109]))/[.$H$2]))*[.$I$2]+[.A109]" office:value-type="float" office:value="61.8959540078725" calcext:value-type="float">
            <text:p>61.8959540078725</text:p>
          </table:table-cell>
          <table:table-cell office:value-type="float" office:value="1.5" calcext:value-type="float">
            <text:p>1.5</text:p>
          </table:table-cell>
          <table:table-cell office:value-type="float" office:value="0.733229166666667" calcext:value-type="float">
            <text:p>0.733229166666667</text:p>
          </table:table-cell>
          <table:table-cell office:value-type="float" office:value="1.05864583333333" calcext:value-type="float">
            <text:p>1.05864583333333</text:p>
          </table:table-cell>
          <table:table-cell table:number-columns-repeated="6"/>
        </table:table-row>
        <table:table-row table:style-name="ro1">
          <table:table-cell table:formula="of:=ABS((SQRT(SUMXMY2([.C111:.D111];[.C110:.D110]))/[.$H$2]))*[.$I$2]+[.A110]" office:value-type="float" office:value="62.4901740078724" calcext:value-type="float">
            <text:p>62.4901740078724</text:p>
          </table:table-cell>
          <table:table-cell office:value-type="float" office:value="1.5" calcext:value-type="float">
            <text:p>1.5</text:p>
          </table:table-cell>
          <table:table-cell office:value-type="float" office:value="0.733229166666667" calcext:value-type="float">
            <text:p>0.733229166666667</text:p>
          </table:table-cell>
          <table:table-cell office:value-type="float" office:value="1.02197916666667" calcext:value-type="float">
            <text:p>1.02197916666667</text:p>
          </table:table-cell>
          <table:table-cell table:number-columns-repeated="6"/>
        </table:table-row>
        <table:table-row table:style-name="ro1">
          <table:table-cell table:formula="of:=ABS((SQRT(SUMXMY2([.C112:.D112];[.C111:.D111]))/[.$H$2]))*[.$I$2]+[.A111]" office:value-type="float" office:value="63.0843940078725" calcext:value-type="float">
            <text:p>63.0843940078725</text:p>
          </table:table-cell>
          <table:table-cell office:value-type="float" office:value="1.5" calcext:value-type="float">
            <text:p>1.5</text:p>
          </table:table-cell>
          <table:table-cell office:value-type="float" office:value="0.733229166666667" calcext:value-type="float">
            <text:p>0.733229166666667</text:p>
          </table:table-cell>
          <table:table-cell office:value-type="float" office:value="0.9853125" calcext:value-type="float">
            <text:p>0.9853125</text:p>
          </table:table-cell>
          <table:table-cell table:number-columns-repeated="6"/>
        </table:table-row>
        <table:table-row table:style-name="ro1">
          <table:table-cell table:formula="of:=ABS((SQRT(SUMXMY2([.C113:.D113];[.C112:.D112]))/[.$H$2]))*[.$I$2]+[.A112]" office:value-type="float" office:value="63.6786140078725" calcext:value-type="float">
            <text:p>63.6786140078725</text:p>
          </table:table-cell>
          <table:table-cell office:value-type="float" office:value="1.5" calcext:value-type="float">
            <text:p>1.5</text:p>
          </table:table-cell>
          <table:table-cell office:value-type="float" office:value="0.733229166666667" calcext:value-type="float">
            <text:p>0.733229166666667</text:p>
          </table:table-cell>
          <table:table-cell office:value-type="float" office:value="0.948645833333333" calcext:value-type="float">
            <text:p>0.948645833333333</text:p>
          </table:table-cell>
          <table:table-cell table:number-columns-repeated="6"/>
        </table:table-row>
        <table:table-row table:style-name="ro1">
          <table:table-cell table:formula="of:=ABS((SQRT(SUMXMY2([.C114:.D114];[.C113:.D113]))/[.$H$2]))*[.$I$2]+[.A113]" office:value-type="float" office:value="63.846766850272" calcext:value-type="float">
            <text:p>63.846766850272</text:p>
          </table:table-cell>
          <table:table-cell office:value-type="float" office:value="1.5" calcext:value-type="float">
            <text:p>1.5</text:p>
          </table:table-cell>
          <table:table-cell office:value-type="float" office:value="0.734375" calcext:value-type="float">
            <text:p>0.734375</text:p>
          </table:table-cell>
          <table:table-cell office:value-type="float" office:value="0.938333333333333" calcext:value-type="float">
            <text:p>0.938333333333333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30T11:45:42.123042967</dc:date>
    <meta:editing-duration>PT18M19S</meta:editing-duration>
    <meta:editing-cycles>10</meta:editing-cycles>
    <meta:generator>LibreOffice/7.3.7.2$Linux_X86_64 LibreOffice_project/30$Build-2</meta:generator>
    <meta:document-statistic meta:table-count="1" meta:cell-count="462" meta:object-count="0"/>
  </office:meta>
</office:document-meta>
</file>